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3.1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 Narrow" fo:font-size="12pt" style:font-size-asian="12pt" style:font-size-complex="12pt"/>
    </style:style>
    <style:style style:name="ce2" style:family="table-cell" style:parent-style-name="Default"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ext-properties style:font-name="Liberation Sans Narrow" fo:font-size="12pt" style:font-size-asian="12pt" style:font-size-complex="12pt"/>
    </style:style>
    <style:style style:name="ce4" style:family="table-cell" style:parent-style-name="Default" style:data-style-name="N112">
      <style:text-properties style:font-name="Liberation Sans Narrow" fo:font-size="12pt" style:font-size-asian="12pt" style:font-size-complex="12pt"/>
    </style:style>
    <style:style style:name="ce5" style:family="table-cell" style:parent-style-name="Default" style:data-style-name="N112"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33.839cm" svg:height="15.246cm" svg:x="16.466cm" svg:y="1.459cm">
            <draw:object draw:notify-on-update-of-ranges="Sheet2.B5:Sheet2.B36 Sheet2.D4:Sheet2.D4 Sheet2.D5:Sheet2.D36 Sheet2.C5:Sheet2.C36 Sheet2.F5:Sheet2.F36 Sheet2.C5:Sheet2.C36 Sheet2.E4:Sheet2.E4 Sheet2.E5:Sheet2.E36 Sheet2.C5:Sheet2.C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UNICODE Releas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Ver­sion </text:p>
          </table:table-cell>
          <table:table-cell table:style-name="ce5" office:value-type="string" calcext:value-type="string">
            <text:p>Date </text:p>
          </table:table-cell>
          <table:table-cell table:style-name="ce2" office:value-type="string" calcext:value-type="string">
            <text:p>Scripts</text:p>
          </table:table-cell>
          <table:table-cell table:style-name="ce2" office:value-type="string" calcext:value-type="string">
            <text:p>Characters</text:p>
          </table:table-cell>
          <table:table-cell table:style-name="ce2" office:value-type="string" calcext:value-type="string">
            <text:p>16 bit threashold</text:p>
          </table:table-cell>
          <table:table-cell table:style-name="ce2" table:number-columns-repeated="1018"/>
        </table:table-row>
        <table:table-row table:style-name="ro1">
          <table:table-cell table:number-columns-repeated="2"/>
          <table:table-cell office:value-type="date" office:date-value="1990-12-31" calcext:value-type="date">
            <text:p>Dec 1990</text:p>
          </table:table-cell>
          <table:table-cell table:number-columns-repeated="2"/>
          <table:table-cell office:value-type="float" office:value="65535" calcext:value-type="float">
            <text:p>655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.0.0 </text:p>
          </table:table-cell>
          <table:table-cell office:value-type="date" office:date-value="1991-10-01" calcext:value-type="date">
            <text:p>Oct 1991</text:p>
          </table:table-cell>
          <table:table-cell office:value-type="float" office:value="24" calcext:value-type="float">
            <text:p>24</text:p>
          </table:table-cell>
          <table:table-cell office:value-type="float" office:value="7129" calcext:value-type="float">
            <text:p>712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.0.1 </text:p>
          </table:table-cell>
          <table:table-cell office:value-type="date" office:date-value="1992-06-01" calcext:value-type="date">
            <text:p>Jun 1992</text:p>
          </table:table-cell>
          <table:table-cell office:value-type="float" office:value="25" calcext:value-type="float">
            <text:p>25</text:p>
          </table:table-cell>
          <table:table-cell office:value-type="float" office:value="28327" calcext:value-type="float">
            <text:p>28327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1.1</text:p>
          </table:table-cell>
          <table:table-cell office:value-type="date" office:date-value="1993-06-01" calcext:value-type="date">
            <text:p>Jun 1993</text:p>
          </table:table-cell>
          <table:table-cell office:value-type="float" office:value="24" calcext:value-type="float">
            <text:p>24</text:p>
          </table:table-cell>
          <table:table-cell office:value-type="float" office:value="34168" calcext:value-type="float">
            <text:p>34168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2.0</text:p>
          </table:table-cell>
          <table:table-cell office:value-type="date" office:date-value="1996-07-01" calcext:value-type="date">
            <text:p>Jul 1996</text:p>
          </table:table-cell>
          <table:table-cell office:value-type="float" office:value="25" calcext:value-type="float">
            <text:p>25</text:p>
          </table:table-cell>
          <table:table-cell office:value-type="float" office:value="38885" calcext:value-type="float">
            <text:p>38885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2.1</text:p>
          </table:table-cell>
          <table:table-cell office:value-type="date" office:date-value="1998-05-01" calcext:value-type="date">
            <text:p>May 1998</text:p>
          </table:table-cell>
          <table:table-cell office:value-type="float" office:value="25" calcext:value-type="float">
            <text:p>25</text:p>
          </table:table-cell>
          <table:table-cell office:value-type="float" office:value="38887" calcext:value-type="float">
            <text:p>38887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3.0</text:p>
          </table:table-cell>
          <table:table-cell office:value-type="date" office:date-value="1999-09-01" calcext:value-type="date">
            <text:p>Sep 1999</text:p>
          </table:table-cell>
          <table:table-cell office:value-type="float" office:value="38" calcext:value-type="float">
            <text:p>38</text:p>
          </table:table-cell>
          <table:table-cell office:value-type="float" office:value="49194" calcext:value-type="float">
            <text:p>49194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3.1</text:p>
          </table:table-cell>
          <table:table-cell office:value-type="date" office:date-value="2001-03-01" calcext:value-type="date">
            <text:p>Mar 2001</text:p>
          </table:table-cell>
          <table:table-cell office:value-type="float" office:value="41" calcext:value-type="float">
            <text:p>41</text:p>
          </table:table-cell>
          <table:table-cell office:value-type="float" office:value="94140" calcext:value-type="float">
            <text:p>9414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3.2</text:p>
          </table:table-cell>
          <table:table-cell office:value-type="date" office:date-value="2002-03-01" calcext:value-type="date">
            <text:p>Mar 2002</text:p>
          </table:table-cell>
          <table:table-cell office:value-type="float" office:value="45" calcext:value-type="float">
            <text:p>45</text:p>
          </table:table-cell>
          <table:table-cell office:value-type="float" office:value="95156" calcext:value-type="float">
            <text:p>95156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4.0</text:p>
          </table:table-cell>
          <table:table-cell office:value-type="date" office:date-value="2003-04-01" calcext:value-type="date">
            <text:p>Apr 2003</text:p>
          </table:table-cell>
          <table:table-cell office:value-type="float" office:value="52" calcext:value-type="float">
            <text:p>52</text:p>
          </table:table-cell>
          <table:table-cell office:value-type="float" office:value="96382" calcext:value-type="float">
            <text:p>9638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4.1</text:p>
          </table:table-cell>
          <table:table-cell office:value-type="date" office:date-value="2005-03-01" calcext:value-type="date">
            <text:p>Mar 2005</text:p>
          </table:table-cell>
          <table:table-cell office:value-type="float" office:value="59" calcext:value-type="float">
            <text:p>59</text:p>
          </table:table-cell>
          <table:table-cell office:value-type="float" office:value="97655" calcext:value-type="float">
            <text:p>97655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5.0</text:p>
          </table:table-cell>
          <table:table-cell office:value-type="date" office:date-value="2006-07-01" calcext:value-type="date">
            <text:p>Jul 2006</text:p>
          </table:table-cell>
          <table:table-cell office:value-type="float" office:value="64" calcext:value-type="float">
            <text:p>64</text:p>
          </table:table-cell>
          <table:table-cell office:value-type="float" office:value="99024" calcext:value-type="float">
            <text:p>99024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5.1</text:p>
          </table:table-cell>
          <table:table-cell office:value-type="date" office:date-value="2008-04-01" calcext:value-type="date">
            <text:p>Apr 2008</text:p>
          </table:table-cell>
          <table:table-cell office:value-type="float" office:value="75" calcext:value-type="float">
            <text:p>75</text:p>
          </table:table-cell>
          <table:table-cell office:value-type="float" office:value="100648" calcext:value-type="float">
            <text:p>100648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5.2</text:p>
          </table:table-cell>
          <table:table-cell office:value-type="date" office:date-value="2009-10-01" calcext:value-type="date">
            <text:p>Oct 2009</text:p>
          </table:table-cell>
          <table:table-cell office:value-type="float" office:value="90" calcext:value-type="float">
            <text:p>90</text:p>
          </table:table-cell>
          <table:table-cell office:value-type="float" office:value="107296" calcext:value-type="float">
            <text:p>107296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6.0</text:p>
          </table:table-cell>
          <table:table-cell office:value-type="date" office:date-value="2010-10-01" calcext:value-type="date">
            <text:p>Oct 2010</text:p>
          </table:table-cell>
          <table:table-cell office:value-type="float" office:value="93" calcext:value-type="float">
            <text:p>93</text:p>
          </table:table-cell>
          <table:table-cell office:value-type="float" office:value="109384" calcext:value-type="float">
            <text:p>109384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6.1</text:p>
          </table:table-cell>
          <table:table-cell office:value-type="date" office:date-value="2012-01-01" calcext:value-type="date">
            <text:p>Jan 2012</text:p>
          </table:table-cell>
          <table:table-cell office:value-type="float" office:value="100" calcext:value-type="float">
            <text:p>100</text:p>
          </table:table-cell>
          <table:table-cell office:value-type="float" office:value="110116" calcext:value-type="float">
            <text:p>110116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6.2</text:p>
          </table:table-cell>
          <table:table-cell office:value-type="date" office:date-value="2012-09-01" calcext:value-type="date">
            <text:p>Sep 2012</text:p>
          </table:table-cell>
          <table:table-cell office:value-type="float" office:value="100" calcext:value-type="float">
            <text:p>100</text:p>
          </table:table-cell>
          <table:table-cell office:value-type="float" office:value="110117" calcext:value-type="float">
            <text:p>110117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6.3</text:p>
          </table:table-cell>
          <table:table-cell office:value-type="date" office:date-value="2013-09-01" calcext:value-type="date">
            <text:p>Sep 2013</text:p>
          </table:table-cell>
          <table:table-cell office:value-type="float" office:value="100" calcext:value-type="float">
            <text:p>100</text:p>
          </table:table-cell>
          <table:table-cell office:value-type="float" office:value="110122" calcext:value-type="float">
            <text:p>11012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7.0</text:p>
          </table:table-cell>
          <table:table-cell office:value-type="date" office:date-value="2014-06-01" calcext:value-type="date">
            <text:p>Jun 2014</text:p>
          </table:table-cell>
          <table:table-cell office:value-type="float" office:value="123" calcext:value-type="float">
            <text:p>123</text:p>
          </table:table-cell>
          <table:table-cell office:value-type="float" office:value="112956" calcext:value-type="float">
            <text:p>112956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8.0</text:p>
          </table:table-cell>
          <table:table-cell office:value-type="date" office:date-value="2015-06-01" calcext:value-type="date">
            <text:p>Jun 2015</text:p>
          </table:table-cell>
          <table:table-cell office:value-type="float" office:value="129" calcext:value-type="float">
            <text:p>129</text:p>
          </table:table-cell>
          <table:table-cell office:value-type="float" office:value="120672" calcext:value-type="float">
            <text:p>12067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9.0</text:p>
          </table:table-cell>
          <table:table-cell office:value-type="date" office:date-value="2016-06-01" calcext:value-type="date">
            <text:p>Jun 2016</text:p>
          </table:table-cell>
          <table:table-cell office:value-type="float" office:value="135" calcext:value-type="float">
            <text:p>135</text:p>
          </table:table-cell>
          <table:table-cell office:value-type="float" office:value="128172" calcext:value-type="float">
            <text:p>12817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10.0</text:p>
          </table:table-cell>
          <table:table-cell office:value-type="date" office:date-value="2017-06-01" calcext:value-type="date">
            <text:p>Jun 2017</text:p>
          </table:table-cell>
          <table:table-cell office:value-type="float" office:value="139" calcext:value-type="float">
            <text:p>139</text:p>
          </table:table-cell>
          <table:table-cell office:value-type="float" office:value="136690" calcext:value-type="float">
            <text:p>13669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11.0</text:p>
          </table:table-cell>
          <table:table-cell office:value-type="date" office:date-value="2018-06-01" calcext:value-type="date">
            <text:p>Jun 2018</text:p>
          </table:table-cell>
          <table:table-cell office:value-type="float" office:value="146" calcext:value-type="float">
            <text:p>146</text:p>
          </table:table-cell>
          <table:table-cell office:value-type="float" office:value="137374" calcext:value-type="float">
            <text:p>137374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12.0</text:p>
          </table:table-cell>
          <table:table-cell office:value-type="date" office:date-value="2019-03-01" calcext:value-type="date">
            <text:p>Mar 2019</text:p>
          </table:table-cell>
          <table:table-cell office:value-type="float" office:value="150" calcext:value-type="float">
            <text:p>150</text:p>
          </table:table-cell>
          <table:table-cell office:value-type="float" office:value="137928" calcext:value-type="float">
            <text:p>137928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12.1</text:p>
          </table:table-cell>
          <table:table-cell office:value-type="date" office:date-value="2019-05-01" calcext:value-type="date">
            <text:p>May 2019</text:p>
          </table:table-cell>
          <table:table-cell office:value-type="float" office:value="150" calcext:value-type="float">
            <text:p>150</text:p>
          </table:table-cell>
          <table:table-cell office:value-type="float" office:value="137929" calcext:value-type="float">
            <text:p>137929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13.0</text:p>
          </table:table-cell>
          <table:table-cell office:value-type="date" office:date-value="2020-03-01" calcext:value-type="date">
            <text:p>Mar 2020</text:p>
          </table:table-cell>
          <table:table-cell office:value-type="float" office:value="154" calcext:value-type="float">
            <text:p>154</text:p>
          </table:table-cell>
          <table:table-cell office:value-type="float" office:value="143859" calcext:value-type="float">
            <text:p>143859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14.0</text:p>
          </table:table-cell>
          <table:table-cell office:value-type="date" office:date-value="2021-09-01" calcext:value-type="date">
            <text:p>Sep 2021</text:p>
          </table:table-cell>
          <table:table-cell office:value-type="float" office:value="159" calcext:value-type="float">
            <text:p>159</text:p>
          </table:table-cell>
          <table:table-cell office:value-type="float" office:value="144697" calcext:value-type="float">
            <text:p>144697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15.0</text:p>
          </table:table-cell>
          <table:table-cell office:value-type="date" office:date-value="2022-09-01" calcext:value-type="date">
            <text:p>Sep 2022</text:p>
          </table:table-cell>
          <table:table-cell office:value-type="float" office:value="161" calcext:value-type="float">
            <text:p>161</text:p>
          </table:table-cell>
          <table:table-cell office:value-type="float" office:value="149186" calcext:value-type="float">
            <text:p>149186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15.1</text:p>
          </table:table-cell>
          <table:table-cell office:value-type="date" office:date-value="2023-09-01" calcext:value-type="date">
            <text:p>Sep 2023</text:p>
          </table:table-cell>
          <table:table-cell office:value-type="float" office:value="161" calcext:value-type="float">
            <text:p>161</text:p>
          </table:table-cell>
          <table:table-cell office:value-type="float" office:value="149813" calcext:value-type="float">
            <text:p>149813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16.0</text:p>
          </table:table-cell>
          <table:table-cell office:value-type="date" office:date-value="2024-09-01" calcext:value-type="date">
            <text:p>Sep 2024</text:p>
          </table:table-cell>
          <table:table-cell office:value-type="float" office:value="168" calcext:value-type="float">
            <text:p>168</text:p>
          </table:table-cell>
          <table:table-cell office:value-type="float" office:value="154998" calcext:value-type="float">
            <text:p>154998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17.0</text:p>
          </table:table-cell>
          <table:table-cell office:value-type="date" office:date-value="2025-09-01" calcext:value-type="date">
            <text:p>Sep 2025</text:p>
          </table:table-cell>
          <table:table-cell office:value-type="float" office:value="172" calcext:value-type="float">
            <text:p>172</text:p>
          </table:table-cell>
          <table:table-cell office:value-type="float" office:value="159801" calcext:value-type="float">
            <text:p>1598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date" office:date-value="2026-01-01" calcext:value-type="date">
            <text:p>Jan 2026</text:p>
          </table:table-cell>
          <table:table-cell table:number-columns-repeated="2"/>
          <table:table-cell office:value-type="float" office:value="65535" calcext:value-type="float">
            <text:p>65535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 number:textual="true"/>
      <number:text> </number:text>
      <number:year/>
    </number:date-style>
    <number:date-style style:name="N112">
      <number:month number:textual="true"/>
      <number:text> </number:text>
      <number:year number:style="long"/>
    </number:date-style>
    <number:date-style style:name="N113"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5T14:46:10.531000000</meta:creation-date>
    <dc:date>2025-11-05T15:22:42.330000000</dc:date>
    <meta:editing-duration>PT24M30S</meta:editing-duration>
    <meta:editing-cycles>5</meta:editing-cycles>
    <meta:generator>LibreOffice/7.2.2.2$Windows_X86_64 LibreOffice_project/02b2acce88a210515b4a5bb2e46cbfb63fe97d56</meta:generator>
    <meta:document-statistic meta:table-count="1" meta:cell-count="13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ext-style style:name="N100">
      <number:text-content/>
    </number:text-style>
    <number:date-style style:name="N113"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beration Sans Narrow'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3">
      <style:chart-properties chart:display-label="true" chart:logarithmic="false" chart:minimum="33238" chart:maximum="46023" chart:origin="0" chart:interval-major="73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iberation Sans Narrow'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Liberation Sans Narrow'" style:font-style-name="Regular"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8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draw:stroke="dash" draw:stroke-dash="Dash_20__28_Rounded_29_" svg:stroke-width="0.05cm" svg:stroke-color="#c9211e" svg:stroke-linecap="round" draw:fill-color="#c9211e"/>
      <style:text-properties fo:color="#c9211e" fo:font-family="'Liberation Sans Narrow'" style:font-style-name="Regular" fo:font-size="10pt" style:font-size-asian="10pt" style:font-size-complex="10pt"/>
    </style:style>
    <style:style style:name="ch11" style:family="chart" style:data-style-name="N100">
      <style:chart-properties chart:symbol-type="named-symbol" chart:symbol-name="square" chart:symbol-width="0.15cm" chart:symbol-height="0.15cm" chart:link-data-style-to-source="false" chart:data-label-number="none" chart:data-label-text="true" chart:data-label-symbol="false" chart:data-label-series="false" chart:label-position="top"/>
      <style:graphic-properties svg:stroke-width="0.08cm" svg:stroke-color="#168253" draw:fill-color="#168253" dr3d:edge-rounding="5%"/>
      <style:text-properties fo:color="#168253" fo:font-family="'Liberation Sans Narrow'" style:font-style-name="Regular"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84cm" svg:height="15.247cm" xlink:href=".." xlink:type="simple" chart:class="chart:scatter" chart:style-name="ch1">
        <chart:legend chart:legend-position="bottom" svg:x="13.861cm" svg:y="14.727cm" style:legend-expansion="wide" chart:style-name="ch2"/>
        <chart:plot-area chart:style-name="ch3" table:cell-range-address="Sheet2.B5:Sheet2.F36 Sheet2.D4:Sheet2.E4" chart:data-source-has-labels="both" svg:x="1.657cm" svg:y="0.304cm" svg:width="30.3cm" svg:height="13.935cm">
          <chart:coordinate-region svg:x="2.703cm" svg:y="0.504cm" svg:width="28.288cm" svg:height="13.167cm"/>
          <chart:axis chart:dimension="x" chart:name="primary-x" chart:style-name="ch4" chartooo:axis-type="auto">
            <chart:categories table:cell-range-address="Sheet2.B5:Sheet2.B36"/>
          </chart:axis>
          <chart:axis chart:dimension="y" chart:name="primary-y" chart:style-name="ch5">
            <chart:title svg:x="0.451cm" svg:y="8.036cm" chart:style-name="ch6">
              <text:p>Characters</text:p>
            </chart:title>
            <chart:grid chart:style-name="ch7" chart:class="major"/>
          </chart:axis>
          <chart:axis chart:dimension="y" chart:name="secondary-y" chart:style-name="ch8">
            <chart:title svg:x="32.633cm" svg:y="7.759cm" chart:style-name="ch6">
              <text:p>Scripts</text:p>
            </chart:title>
          </chart:axis>
          <chart:series chart:attached-axis="secondary-y" chart:style-name="ch9" chart:values-cell-range-address="Sheet2.D5:Sheet2.D36" chart:label-cell-address="Sheet2.D4:Sheet2.D4" chart:class="chart:scatter">
            <chart:domain table:cell-range-address="Sheet2.C5:Sheet2.C36"/>
            <chart:data-point chart:repeated="32"/>
          </chart:series>
          <chart:series chart:attached-axis="primary-y" chart:style-name="ch10" chart:values-cell-range-address="Sheet2.F5:Sheet2.F36" loext:hide-legend="true" chart:class="chart:scatter">
            <chart:data-point chart:repeated="32"/>
          </chart:series>
          <chart:series chart:attached-axis="primary-y" chart:style-name="ch11" chart:values-cell-range-address="Sheet2.E5:Sheet2.E36" chart:label-cell-address="Sheet2.E4:Sheet2.E4" chart:class="chart:scatter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cripts</text:p>
                <draw:g>
                  <svg:desc>Sheet2.D4:Sheet2.D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haracters</text:p>
                <draw:g>
                  <svg:desc>Sheet2.E4:Sheet2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2.B5:Sheet2.B36</svg:desc>
                </draw:g>
              </table:table-cell>
              <table:table-cell office:value-type="float" office:value="33238">
                <text:p>33238</text:p>
                <draw:g>
                  <svg:desc>Sheet2.C5:Sheet2.C36</svg:desc>
                </draw:g>
              </table:table-cell>
              <table:table-cell office:value-type="float" office:value="NaN">
                <text:p>NaN</text:p>
                <draw:g>
                  <svg:desc>Sheet2.D5:Sheet2.D36</svg:desc>
                </draw:g>
              </table:table-cell>
              <table:table-cell office:value-type="float" office:value="65535">
                <text:p>65535</text:p>
                <draw:g>
                  <svg:desc>Sheet2.F5:Sheet2.F36</svg:desc>
                </draw:g>
              </table:table-cell>
              <table:table-cell office:value-type="float" office:value="NaN">
                <text:p>NaN</text:p>
                <draw:g>
                  <svg:desc>Sheet2.E5:Sheet2.E36</svg:desc>
                </draw:g>
              </table:table-cell>
            </table:table-row>
            <table:table-row>
              <table:table-cell office:value-type="string">
                <text:p>1.0.0 </text:p>
              </table:table-cell>
              <table:table-cell office:value-type="float" office:value="33512">
                <text:p>33512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7129">
                <text:p>7129</text:p>
              </table:table-cell>
            </table:table-row>
            <table:table-row>
              <table:table-cell office:value-type="string">
                <text:p>1.0.1 </text:p>
              </table:table-cell>
              <table:table-cell office:value-type="float" office:value="33756">
                <text:p>3375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8327">
                <text:p>2832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4121">
                <text:p>3412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34168">
                <text:p>34168</text:p>
              </table:table-cell>
            </table:table-row>
            <table:table-row>
              <table:table-cell office:value-type="string">
                <text:p>2.0</text:p>
              </table:table-cell>
              <table:table-cell office:value-type="float" office:value="35247">
                <text:p>3524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8885">
                <text:p>38885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35916">
                <text:p>3591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8887">
                <text:p>38887</text:p>
              </table:table-cell>
            </table:table-row>
            <table:table-row>
              <table:table-cell office:value-type="string">
                <text:p>3.0</text:p>
              </table:table-cell>
              <table:table-cell office:value-type="float" office:value="36404">
                <text:p>36404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49194">
                <text:p>49194</text:p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36951">
                <text:p>3695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94140">
                <text:p>94140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37316">
                <text:p>3731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95156">
                <text:p>95156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37712">
                <text:p>3771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96382">
                <text:p>96382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38412">
                <text:p>38412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97655">
                <text:p>97655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38899">
                <text:p>38899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99024">
                <text:p>99024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39539">
                <text:p>39539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100648">
                <text:p>100648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40087">
                <text:p>40087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107296">
                <text:p>107296</text:p>
              </table:table-cell>
            </table:table-row>
            <table:table-row>
              <table:table-cell office:value-type="string">
                <text:p>6.0</text:p>
              </table:table-cell>
              <table:table-cell office:value-type="float" office:value="40452">
                <text:p>40452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109384">
                <text:p>109384</text:p>
              </table:table-cell>
            </table:table-row>
            <table:table-row>
              <table:table-cell office:value-type="string">
                <text:p>6.1</text:p>
              </table:table-cell>
              <table:table-cell office:value-type="float" office:value="40909">
                <text:p>4090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10116">
                <text:p>110116</text:p>
              </table:table-cell>
            </table:table-row>
            <table:table-row>
              <table:table-cell office:value-type="string">
                <text:p>6.2</text:p>
              </table:table-cell>
              <table:table-cell office:value-type="float" office:value="41153">
                <text:p>41153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10117">
                <text:p>110117</text:p>
              </table:table-cell>
            </table:table-row>
            <table:table-row>
              <table:table-cell office:value-type="string">
                <text:p>6.3</text:p>
              </table:table-cell>
              <table:table-cell office:value-type="float" office:value="41518">
                <text:p>41518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10122">
                <text:p>110122</text:p>
              </table:table-cell>
            </table:table-row>
            <table:table-row>
              <table:table-cell office:value-type="string">
                <text:p>7.0</text:p>
              </table:table-cell>
              <table:table-cell office:value-type="float" office:value="41791">
                <text:p>41791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12956">
                <text:p>112956</text:p>
              </table:table-cell>
            </table:table-row>
            <table:table-row>
              <table:table-cell office:value-type="string">
                <text:p>8.0</text:p>
              </table:table-cell>
              <table:table-cell office:value-type="float" office:value="42156">
                <text:p>42156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0672">
                <text:p>120672</text:p>
              </table:table-cell>
            </table:table-row>
            <table:table-row>
              <table:table-cell office:value-type="string">
                <text:p>9.0</text:p>
              </table:table-cell>
              <table:table-cell office:value-type="float" office:value="42522">
                <text:p>42522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28172">
                <text:p>128172</text:p>
              </table:table-cell>
            </table:table-row>
            <table:table-row>
              <table:table-cell office:value-type="string">
                <text:p>10.0</text:p>
              </table:table-cell>
              <table:table-cell office:value-type="float" office:value="42887">
                <text:p>42887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36690">
                <text:p>136690</text:p>
              </table:table-cell>
            </table:table-row>
            <table:table-row>
              <table:table-cell office:value-type="string">
                <text:p>11.0</text:p>
              </table:table-cell>
              <table:table-cell office:value-type="float" office:value="43252">
                <text:p>43252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37374">
                <text:p>137374</text:p>
              </table:table-cell>
            </table:table-row>
            <table:table-row>
              <table:table-cell office:value-type="string">
                <text:p>12.0</text:p>
              </table:table-cell>
              <table:table-cell office:value-type="float" office:value="43525">
                <text:p>43525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37928">
                <text:p>137928</text:p>
              </table:table-cell>
            </table:table-row>
            <table:table-row>
              <table:table-cell office:value-type="string">
                <text:p>12.1</text:p>
              </table:table-cell>
              <table:table-cell office:value-type="float" office:value="43586">
                <text:p>43586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37929">
                <text:p>137929</text:p>
              </table:table-cell>
            </table:table-row>
            <table:table-row>
              <table:table-cell office:value-type="string">
                <text:p>13.0</text:p>
              </table:table-cell>
              <table:table-cell office:value-type="float" office:value="43891">
                <text:p>43891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43859">
                <text:p>143859</text:p>
              </table:table-cell>
            </table:table-row>
            <table:table-row>
              <table:table-cell office:value-type="string">
                <text:p>14.0</text:p>
              </table:table-cell>
              <table:table-cell office:value-type="float" office:value="44440">
                <text:p>4444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44697">
                <text:p>144697</text:p>
              </table:table-cell>
            </table:table-row>
            <table:table-row>
              <table:table-cell office:value-type="string">
                <text:p>15.0</text:p>
              </table:table-cell>
              <table:table-cell office:value-type="float" office:value="44805">
                <text:p>44805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49186">
                <text:p>149186</text:p>
              </table:table-cell>
            </table:table-row>
            <table:table-row>
              <table:table-cell office:value-type="string">
                <text:p>15.1</text:p>
              </table:table-cell>
              <table:table-cell office:value-type="float" office:value="45170">
                <text:p>45170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49813">
                <text:p>149813</text:p>
              </table:table-cell>
            </table:table-row>
            <table:table-row>
              <table:table-cell office:value-type="string">
                <text:p>16.0</text:p>
              </table:table-cell>
              <table:table-cell office:value-type="float" office:value="45536">
                <text:p>45536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54998">
                <text:p>154998</text:p>
              </table:table-cell>
            </table:table-row>
            <table:table-row>
              <table:table-cell office:value-type="string">
                <text:p>17.0</text:p>
              </table:table-cell>
              <table:table-cell office:value-type="float" office:value="45901">
                <text:p>45901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159801">
                <text:p>159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23">
                <text:p>46023</text:p>
              </table:table-cell>
              <table:table-cell office:value-type="float" office:value="NaN">
                <text:p>NaN</text:p>
              </table:table-cell>
              <table:table-cell office:value-type="float" office:value="65535">
                <text:p>6553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ash_20__28_Rounded_29_" draw:display-name="Dash (Rounded)" draw:style="round" draw:dots1="1" draw:dots1-length="201%" draw:distance="199%"/>
  </office:styles>
</office:document-styles>
</file>